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is SIL" svg:font-family="'Charis SIL'"/>
    <style:font-face style:name="Mangal1" svg:font-family="Mangal"/>
    <style:font-face style:name="Charis SIL1" svg:font-family="'Charis SIL'" style:font-pitch="variable"/>
    <style:font-face style:name="Scheherazade1" svg:font-family="Scheherazad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cheherazade" svg:font-family="Scheherazade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  <style:text-properties officeooo:paragraph-rsid="001f9edd"/>
    </style:style>
    <style:style style:name="P2" style:family="paragraph" style:parent-style-name="Text_20_body">
      <style:text-properties style:font-name="Charis SIL" fo:font-size="16pt" officeooo:paragraph-rsid="001efb73" style:font-size-asian="18pt" style:font-name-complex="Scheherazade1" style:font-size-complex="18pt"/>
    </style:style>
    <style:style style:name="T1" style:family="text">
      <style:text-properties style:font-name="Charis SIL1" fo:font-size="16pt" fo:language="fr" fo:country="CH" style:font-size-asian="18pt" style:font-name-complex="Scheherazade1" style:font-size-complex="18pt"/>
    </style:style>
    <style:style style:name="T2" style:family="text">
      <style:text-properties style:font-name="Charis SIL1" fo:font-size="16pt" fo:language="fr" fo:country="CH" officeooo:rsid="001f37a7" style:font-size-asian="18pt" style:font-name-complex="Scheherazade1" style:font-size-complex="18pt"/>
    </style:style>
    <style:style style:name="T3" style:family="text">
      <style:text-properties style:font-name="Charis SIL" fo:font-size="16pt" fo:language="fr" fo:country="CH" officeooo:rsid="001f37a7" style:font-size-asian="18pt" style:font-name-complex="Scheherazade1" style:font-size-complex="18pt"/>
    </style:style>
    <style:style style:name="T4" style:family="text">
      <style:text-properties fo:font-size="16pt" fo:language="fr" fo:country="CH" style:font-size-asian="18pt" style:font-name-complex="Scheherazade1" style:font-size-complex="18pt"/>
    </style:style>
    <style:style style:name="T5" style:family="text">
      <style:text-properties fo:font-size="16pt" fo:language="fr" fo:country="CH" officeooo:rsid="001f37a7" style:font-size-asian="18pt" style:font-name-complex="Scheherazade1" style:font-size-complex="18pt"/>
    </style:style>
    <style:style style:name="T6" style:family="text">
      <style:text-properties fo:language="fr" fo:country="CH"/>
    </style:style>
    <style:style style:name="T7" style:family="text">
      <style:text-properties fo:language="fr" fo:country="CH" style:font-size-asian="18pt"/>
    </style:style>
    <style:style style:name="T8" style:family="text">
      <style:text-properties fo:language="fr" fo:country="CH" style:font-size-asian="18pt" style:font-name-complex="Scheherazade1" style:font-size-complex="18pt"/>
    </style:style>
    <style:style style:name="T9" style:family="text">
      <style:text-properties fo:language="fr" fo:country="CH" officeooo:rsid="001f37a7" style:font-size-asian="18pt" style:font-name-complex="Scheherazade1" style:font-size-complex="18pt"/>
    </style:style>
    <style:style style:name="T10" style:family="text">
      <style:text-properties fo:language="fr" fo:country="CH" style:font-size-asian="18pt" style:font-size-complex="18pt"/>
    </style:style>
    <style:style style:name="T11" style:family="text">
      <style:text-properties fo:language="fr" fo:country="CH" officeooo:rsid="001f37a7" style:font-size-asian="18pt" style:font-size-complex="18pt"/>
    </style:style>
    <style:style style:name="T12" style:family="text">
      <style:text-properties fo:language="fr" fo:country="CH" officeooo:rsid="001f37a7" style:font-size-asian="18pt"/>
    </style:style>
    <style:style style:name="T13" style:family="text">
      <style:text-properties fo:language="fr" fo:country="CH" officeooo:rsid="001f37a7"/>
    </style:style>
    <style:style style:name="T14" style:family="text">
      <style:text-properties fo:language="fr" fo:country="CH" style:font-name-complex="Scheherazade"/>
    </style:style>
    <style:style style:name="T15" style:family="text">
      <style:text-properties fo:language="fr" fo:country="CH" officeooo:rsid="001f37a7" style:font-name-complex="Scheherazade"/>
    </style:style>
    <style:style style:name="T16" style:family="text">
      <style:text-properties fo:language="fr" fo:country="CH" style:font-name-complex="Scheherazade" style:font-size-complex="18pt"/>
    </style:style>
    <style:style style:name="T17" style:family="text">
      <style:text-properties fo:language="fr" fo:country="CH" officeooo:rsid="001f37a7" style:font-name-complex="Scheherazade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\tx \mb" text:name="LTc_SFM_Markers"/>
        <text:user-field-decl office:value-type="string" office:string-value="0" text:name="LTc_ConvNormalize"/>
        <text:user-field-decl office:value-type="string" office:string-value="MabaAS" text:name="LTc_ConverterName"/>
        <text:user-field-decl office:value-type="string" office:string-value="1" text:name="LTc_ConvDirectionFw"/>
        <text:user-field-decl office:value-type="string" office:string-value="WholeDoc" text:name="LTc_WhichScope"/>
        <text:user-field-decl office:value-type="string" office:string-value="FontOnly" text:name="LTc_WhichTarget"/>
        <text:user-field-decl office:value-type="string" office:string-value="Scheherazade" text:name="LTc_TargetFontName"/>
        <text:user-field-decl office:value-type="string" office:string-value="18.0" text:name="LTc_TargetFontSize"/>
        <text:user-field-decl office:value-type="string" office:string-value="Complex" text:name="LTc_TargetFontType"/>
        <text:user-field-decl office:value-type="string" office:string-value="0" text:name="LTc_MatchLimit"/>
        <text:user-field-decl office:value-type="string" office:string-value="" text:name="LTc_ScopeParaStyle"/>
        <text:user-field-decl office:value-type="string" office:string-value="" text:name="LTc_ScopeCharStyle"/>
        <text:user-field-decl office:value-type="string" office:string-value="" text:name="LTc_ScopeFont"/>
        <text:user-field-decl office:value-type="string" office:string-value="" text:name="LTc_TargetParaStyle"/>
        <text:user-field-decl office:value-type="string" office:string-value="" text:name="LTc_TargetCharStyle"/>
        <text:user-field-decl office:value-type="string" office:string-value="0" text:name="LTc_AskEachChange"/>
      </text:user-field-decls>
      <text:p text:style-name="P2">N̰aa n̰aa</text:p>
      <text:p text:style-name="P1"><text:span text:style-name="T3">N̰aa n̰aa</text:span></text:p>
      <text:p text:style-name="P1"><text:span text:style-name="T2">N̰</text:span><text:span text:style-name="T1">aa h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haris SIL" svg:font-family="'Charis SIL'"/>
    <style:font-face style:name="Mangal1" svg:font-family="Mangal"/>
    <style:font-face style:name="Charis SIL1" svg:font-family="'Charis SIL'" style:font-pitch="variable"/>
    <style:font-face style:name="Scheherazade1" svg:font-family="Scheherazad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cheherazade" svg:font-family="Scheherazade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6T09:13:49.90</meta:creation-date>
    <dc:title>A4-paper</dc:title>
    <meta:editing-duration>P0D</meta:editing-duration>
    <meta:editing-cycles>3</meta:editing-cycles>
    <meta:generator>LibreOffice/4.0.2.2$Windows_x86 LibreOffice_project/4c82dcdd6efcd48b1d8bba66bfe1989deee49c3</meta:generator>
    <dc:date>2013-05-16T09:30:19.44</dc:date>
    <meta:document-statistic meta:table-count="0" meta:image-count="0" meta:object-count="0" meta:page-count="1" meta:paragraph-count="3" meta:word-count="6" meta:character-count="21" meta:non-whitespace-character-count="18"/>
    <meta:template xlink:type="simple" xlink:actuate="onRequest" xlink:title="A4-paper" xlink:href="file:///C:/Users/jheath.SILCHAD/AppData/Roaming/LibreOffice/4/user/template/A4-paper.ott" meta:date="2013-05-16T09:13:49.58"/>
  </office:meta>
</office:document-meta>
</file>